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13.98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7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7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slasher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twohand_wood_club,itm_orc_falchion_bad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_heavy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ragwrap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ragwrap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ragwrap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ragwrap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b,itm_uruk_chain_greaves,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b,itm_uruk_chain_greaves,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isen_uruk_light_a_bad,itm_isen_uruk_light_b_bad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isen_uruk_light_a_bad,itm_isen_uruk_light_b_bad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light_b_good, itm_isen_uruk_med_a, itm_isen_uruk_med_b,itm_evil_gauntlets_a,itm_uruk_ragwrap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light_b_good, itm_isen_uruk_med_a, itm_isen_uruk_med_b,itm_evil_gauntlets_a,itm_uruk_ragwrap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med_b_good, itm_isen_uruk_heavy_a_bad, itm_isen_uruk_heavy_b, itm_evil_gauntlets_b,itm_uruk_chain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med_b_good, itm_isen_uruk_heavy_a_bad, itm_isen_uruk_heavy_b, itm_evil_gauntlets_b,itm_uruk_chain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itm_orc_two_handed_axe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orc_battle_axe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7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.00.0000</text:date>, <text:time style:data-style-name="N2" text:time-value="23:18:43.34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10-03T00:36:07.687000000</dc:date>
    <meta:editing-cycles>516</meta:editing-cycles>
    <meta:editing-duration>P6DT2H3M13S</meta:editing-duration>
    <dc:creator>Jöran Balks</dc:creator>
    <meta:document-statistic meta:table-count="2" meta:cell-count="7112" meta:object-count="0"/>
  </office:meta>
</office:document-meta>
</file>